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-0.827in" text:min-label-width="0.25in" text:list-level-position-and-space-mode="label-alignment">
          <style:list-level-label-alignment text:label-followed-by="listtab" fo:margin-left="-0.57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-0.327in" text:min-label-width="0.25in" text:list-level-position-and-space-mode="label-alignment">
          <style:list-level-label-alignment text:label-followed-by="listtab" fo:margin-left="-0.07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1729in" text:min-label-width="0.25in" text:list-level-position-and-space-mode="label-alignment">
          <style:list-level-label-alignment text:label-followed-by="listtab" fo:margin-left="0.4229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6729in" text:min-label-width="0.25in" text:list-level-position-and-space-mode="label-alignment">
          <style:list-level-label-alignment text:label-followed-by="listtab" fo:margin-left="0.9229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1.6729in" text:min-label-width="0.25in" text:list-level-position-and-space-mode="label-alignment">
          <style:list-level-label-alignment text:label-followed-by="listtab" fo:margin-left="1.9229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1729in" text:min-label-width="0.25in" text:list-level-position-and-space-mode="label-alignment">
          <style:list-level-label-alignment text:label-followed-by="listtab" fo:margin-left="2.4229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1729in" text:min-label-width="0.25in" text:list-level-position-and-space-mode="label-alignment">
          <style:list-level-label-alignment text:label-followed-by="listtab" fo:margin-left="3.422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4" style:parent-style-name="Listenabsatz" style:list-style-name="LFO14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5" style:parent-style-name="Listenabsatz" style:list-style-name="LFO14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6" style:parent-style-name="Listenabsatz" style:list-style-name="LFO14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7" style:parent-style-name="Listenabsatz" style:list-style-name="LFO14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8" style:parent-style-name="Listenabsatz" style:list-style-name="LFO14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9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30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31" style:parent-style-name="Standard" style:family="paragraph">
      <style:text-properties style:font-name="Calibri Light" style:font-name-complex="Calibri Light" fo:color="#000000" fo:font-size="12pt" style:font-size-asian="12pt" style:font-size-complex="12pt"/>
    </style:style>
    <style:style style:name="P32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33" style:parent-style-name="Standard" style:family="paragraph">
      <style:paragraph-properties fo:text-align="center" fo:margin-left="-0.827in">
        <style:tab-stops/>
      </style:paragraph-properties>
    </style:style>
    <style:style style:name="P34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35" style:parent-style-name="Standard" style:family="paragraph">
      <style:text-properties fo:color="#E7A8E5"/>
    </style:style>
    <style:style style:name="P36" style:parent-style-name="Unterschrift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Minimum Viable Product</text:p>
      <text:p text:style-name="P23">Die<text:s/>Reihenfolge ist zufällig dieselbe wie bei Agile Estimating.</text:p>
      <text:list text:style-name="LFO14" text:continue-numbering="true">
        <text:list-item>
          <text:p text:style-name="P24">Enter Button</text:p>
        </text:list-item>
        <text:list-item>
          <text:p text:style-name="P25">Leave Button</text:p>
        </text:list-item>
        <text:list-item>
          <text:p text:style-name="P26">Parkhaus-Historie</text:p>
        </text:list-item>
        <text:list-item>
          <text:p text:style-name="P27">Parkschein</text:p>
        </text:list-item>
        <text:list-item>
          <text:p text:style-name="P28">Preisberechnung</text:p>
        </text:list-item>
      </text:list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Anrede"/>
      <text:p text:style-name="Anrede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Symbol" style:font-name-asian="SimHei" style:font-name-complex="Calibri Ligh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-0.827in" text:min-label-width="0.25in" text:list-level-position-and-space-mode="label-alignment">
          <style:list-level-label-alignment text:label-followed-by="listtab" fo:margin-left="-0.57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-0.327in" text:min-label-width="0.25in" text:list-level-position-and-space-mode="label-alignment">
          <style:list-level-label-alignment text:label-followed-by="listtab" fo:margin-left="-0.07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1729in" text:min-label-width="0.25in" text:list-level-position-and-space-mode="label-alignment">
          <style:list-level-label-alignment text:label-followed-by="listtab" fo:margin-left="0.4229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6729in" text:min-label-width="0.25in" text:list-level-position-and-space-mode="label-alignment">
          <style:list-level-label-alignment text:label-followed-by="listtab" fo:margin-left="0.9229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1.6729in" text:min-label-width="0.25in" text:list-level-position-and-space-mode="label-alignment">
          <style:list-level-label-alignment text:label-followed-by="listtab" fo:margin-left="1.9229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1729in" text:min-label-width="0.25in" text:list-level-position-and-space-mode="label-alignment">
          <style:list-level-label-alignment text:label-followed-by="listtab" fo:margin-left="2.4229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1729in" text:min-label-width="0.25in" text:list-level-position-and-space-mode="label-alignment">
          <style:list-level-label-alignment text:label-followed-by="listtab" fo:margin-left="3.42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19:53:00Z</dc:date>
    <meta:template xlink:href="Briefkopf%20Erdfarben.dotx" xlink:type="simple"/>
    <meta:editing-cycles>14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23" meta:character-count="167" meta:row-count="1" meta:non-whitespace-character-count="145"/>
  </office:meta>
</office:document-meta>
</file>